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fill-color="#ffffff" draw:opacity="50%" draw:opacity-name="" draw:textarea-horizontal-align="justify" draw:textarea-vertical-align="middle" draw:auto-grow-height="false" fo:min-height="11.344cm" fo:min-width="13.094cm" fo:padding-top="0.178cm" fo:padding-bottom="0.178cm" fo:padding-left="0.303cm" fo:padding-right="0.303cm"/>
    </style:style>
    <style:style style:name="gr2" style:family="graphic" style:parent-style-name="standard">
      <style:graphic-properties draw:textarea-horizontal-align="justify" draw:textarea-vertical-align="middle" draw:auto-grow-height="false" fo:min-height="2.05cm" fo:min-width="4cm"/>
    </style:style>
    <style:style style:name="gr3" style:family="graphic" style:parent-style-name="standard">
      <style:graphic-properties svg:stroke-width="0.053cm" svg:stroke-color="#7f00ff" draw:marker-start-width="0.279cm" draw:marker-end-width="0.279cm" draw:fill="none" draw:fill-color="#be3f3f" draw:textarea-horizontal-align="justify" draw:textarea-vertical-align="middle" draw:auto-grow-height="false" fo:min-height="2.598cm" fo:min-width="4.2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ff00" draw:marker-start-width="0.279cm" draw:marker-end-width="0.279cm" draw:fill="none" draw:fill-color="#be3f3f" draw:textarea-horizontal-align="justify" draw:textarea-vertical-align="middle" draw:auto-grow-height="false" fo:min-height="2.598cm" fo:min-width="4.248cm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-color="#5f9f5f" draw:textarea-horizontal-align="justify" draw:textarea-vertical-align="middle" draw:auto-grow-height="false" fo:min-height="0.15cm" fo:min-width="3.263cm"/>
    </style:style>
    <style:style style:name="gr6" style:family="graphic" style:parent-style-name="standard">
      <style:graphic-properties svg:stroke-color="#000000" draw:fill-color="#7e3fbe" draw:textarea-horizontal-align="justify" draw:textarea-vertical-align="middle" draw:auto-grow-height="false" fo:min-height="0.15cm" fo:min-width="3cm"/>
    </style:style>
    <style:style style:name="gr7" style:family="graphic" style:parent-style-name="standard">
      <style:graphic-properties draw:textarea-horizontal-align="justify" draw:textarea-vertical-align="top" draw:auto-grow-height="false" fo:min-height="4.85cm" fo:min-width="7.8cm"/>
    </style:style>
    <style:style style:name="gr8" style:family="graphic" style:parent-style-name="standard">
      <style:graphic-properties draw:fill-color="#d2d02b" draw:textarea-horizontal-align="justify" draw:textarea-vertical-align="middle" draw:auto-grow-height="false" fo:min-height="2.45cm" fo:min-width="2.4cm"/>
    </style:style>
    <style:style style:name="gr9" style:family="graphic" style:parent-style-name="standard">
      <style:graphic-properties svg:stroke-color="#000000" draw:fill-color="#be3f3f" draw:textarea-horizontal-align="justify" draw:textarea-vertical-align="middle" draw:auto-grow-height="false" fo:min-height="1.804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2.55cm" fo:min-width="2.4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0cm" fo:min-width="0.462cm"/>
    </style:style>
    <style:style style:name="gr12" style:family="graphic" style:parent-style-name="standard">
      <style:graphic-properties svg:stroke-color="#000000" draw:fill-color="#5f9f5f" draw:textarea-horizontal-align="justify" draw:textarea-vertical-align="middle" draw:auto-grow-height="false" fo:min-height="0.077cm" fo:min-width="3.418cm"/>
    </style:style>
    <style:style style:name="gr1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1.35cm" fo:min-width="5.9cm" fo:padding-top="0.151cm" fo:padding-bottom="0.151cm" fo:padding-left="0.276cm" fo:padding-right="0.276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1.938cm" fo:min-width="0cm"/>
    </style:style>
    <style:style style:name="gr15" style:family="graphic" style:parent-style-name="standard">
      <style:graphic-properties svg:stroke-color="#000000" draw:fill-color="#5f9f5f" draw:textarea-horizontal-align="justify" draw:textarea-vertical-align="middle" draw:auto-grow-height="false" fo:min-height="1.414cm" fo:min-width="0cm"/>
    </style:style>
    <style:style style:name="gr16" style:family="graphic" style:parent-style-name="standard">
      <style:graphic-properties svg:stroke-color="#000000" draw:fill-color="#5f9f5f" draw:textarea-horizontal-align="justify" draw:textarea-vertical-align="middle" draw:auto-grow-height="false" fo:min-height="4.56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0" style:family="graphic" style:parent-style-name="standard">
      <style:graphic-properties draw:stroke="none" draw:fill="none" fo:min-height="0.392cm"/>
    </style:style>
    <style:style style:name="P1" style:family="paragraph">
      <loext:graphic-properties draw:fill="none" draw:fill-color="#ffffff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be3f3f"/>
      <style:paragraph-properties fo:text-align="center"/>
    </style:style>
    <style:style style:name="P4" style:family="paragraph">
      <loext:graphic-properties draw:fill-color="#5f9f5f"/>
      <style:paragraph-properties fo:text-align="center"/>
    </style:style>
    <style:style style:name="P5" style:family="paragraph">
      <loext:graphic-properties draw:fill-color="#7e3fbe"/>
      <style:paragraph-properties fo:text-align="center"/>
    </style:style>
    <style:style style:name="P6" style:family="paragraph">
      <style:paragraph-properties fo:margin-top="0cm" fo:margin-bottom="0.3cm" fo:text-align="center"/>
    </style:style>
    <style:style style:name="P7" style:family="paragraph">
      <loext:graphic-properties draw:fill-color="#d2d02b"/>
      <style:paragraph-properties fo:text-align="center"/>
    </style:style>
    <style:style style:name="P8" style:family="paragraph">
      <loext:graphic-properties draw:fill-color="#be3f3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non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7cm" svg:height="11.7cm" svg:x="8.3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2.3cm" svg:x="13cm" svg:y="5.6cm">
          <text:p text:style-name="P2"><text:span text:style-name="T1">Communication</text:span></text:p>
          <text:p text:style-name="P2"><text:span text:style-name="T1">(I2C interface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2.9cm" svg:x="23.4cm" svg:y="11.6cm">
          <text:p text:style-name="P2">Motor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2.9cm" svg:x="2cm" svg:y="9.6cm">
          <text:p text:style-name="P2">Coding wheel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2.9cm" svg:x="2cm" svg:y="13.3cm">
          <text:p text:style-name="P2">IMU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cm" svg:height="0.8cm" svg:x="6.8cm" svg:y="14.4cm">
          <text:p/>
          <draw:enhanced-geometry svg:viewBox="0 0 21600 21600" draw:text-areas="0 ?f0 ?f5 ?f2" draw:type="right-arrow" draw:modifiers="16889.2815624273 6391.011235955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cm" svg:height="0.8cm" svg:x="19.4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8.3cm" svg:height="5.1cm" svg:x="11.1cm" svg:y="10.4cm">
          <text:p text:style-name="P6">Control loops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9cm" svg:height="2.7cm" svg:x="16.1cm" svg:y="12.5cm">
          <text:p text:style-name="P2">PID loop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9cm" svg:height="2.7cm" svg:x="11.6cm" svg:y="12.5cm">
          <text:p text:style-name="P2">Goal loop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cm" svg:height="2.6cm" svg:x="14.7cm" svg:y="3cm">
          <text:p/>
          <draw:enhanced-geometry svg:viewBox="0 0 21600 21600" draw:text-areas="?f0 ?f8 ?f2 ?f9" draw:type="up-down-arrow" draw:modifiers="5826.17382617383 4926.4879600181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2" draw:layer="layout" svg:width="2.9cm" svg:height="2.8cm" svg:x="8.9cm" svg:y="6.3cm">
          <text:p text:style-name="P2"><text:span text:style-name="T2">Position</text:span></text:p>
          <text:p text:style-name="P2"><text:span text:style-name="T2">comput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2cm" svg:height="0.5cm" svg:x="11.8cm" svg:y="7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4" draw:layer="layout" svg:width="4.3cm" svg:height="0.8cm" svg:x="6.8cm" svg:y="10.8cm">
          <text:p/>
          <draw:enhanced-geometry svg:viewBox="0 0 21600 21600" draw:text-areas="0 ?f0 ?f5 ?f2" draw:type="right-arrow" draw:modifiers="16889.2815624273 6391.011235955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6.4cm" svg:height="1.6cm" svg:x="12cm" svg:y="1.4cm">
          <text:p text:style-name="P2">Raspberry Pi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2.5cm" svg:x="14.7cm" svg:y="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4" draw:layer="layout" svg:width="0.3cm" svg:height="1.9cm" svg:x="9.1cm" svg:y="9.1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4" draw:layer="layout" svg:width="0.3cm" svg:height="5.5cm" svg:x="9.7cm" svg:y="9.1cm">
          <text:p/>
          <draw:enhanced-geometry svg:viewBox="0 0 21600 21600" draw:text-areas="?f0 ?f7 ?f2 21600" draw:type="up-arrow" draw:modifiers="1790.51081621523 4879.734219269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0" draw:layer="layout" svg:width="1.488cm" svg:height="0.954cm" svg:x="15.3cm" svg:y="3.546cm">
          <draw:text-box>
            <text:p>I2C</text:p>
          </draw:text-box>
        </draw:frame>
        <draw:frame draw:style-name="gr18" draw:text-style-name="P11" draw:layer="layout" svg:width="1.836cm" svg:height="0.599cm" svg:x="7.425cm" svg:y="10.901cm">
          <draw:text-box>
            <text:p><text:span text:style-name="T3">i</text:span><text:span text:style-name="T3">n</text:span><text:span text:style-name="T3">t</text:span><text:span text:style-name="T3">e</text:span><text:span text:style-name="T3">r</text:span><text:span text:style-name="T3">r</text:span><text:span text:style-name="T3">u</text:span><text:span text:style-name="T3">p</text:span><text:span text:style-name="T3">t</text:span><text:span text:style-name="T3">s</text:span></text:p>
          </draw:text-box>
        </draw:frame>
        <draw:custom-shape draw:style-name="gr15" draw:text-style-name="P4" draw:layer="layout" svg:width="0.3cm" svg:height="1.9cm" svg:x="9.101cm" svg:y="9.1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10" draw:layer="layout" svg:width="1.429cm" svg:height="0.599cm" svg:x="7.671cm" svg:y="14.5cm">
          <draw:text-box>
            <text:p><text:span text:style-name="T3">polling</text:span></text:p>
          </draw:text-box>
        </draw:frame>
        <draw:frame draw:style-name="gr20" draw:text-style-name="P12" draw:layer="layout" svg:width="1.357cm" svg:height="0.642cm" svg:x="20.643cm" svg:y="12.658cm">
          <draw:text-box>
            <text:p><text:span text:style-name="T4">PWM</text:span></text:p>
          </draw:text-box>
        </draw:frame>
        <draw:frame draw:style-name="gr18" draw:text-style-name="P10" draw:layer="layout" svg:width="7.843cm" svg:height="1.195cm" svg:x="11.257cm" svg:y="16.405cm">
          <draw:text-box>
            <text:p><text:span text:style-name="T5">Motor </text:span><text:span text:style-name="T5">Controller </text:span><text:span text:style-name="T5">V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15:53:52.681584815</meta:creation-date>
    <dc:date>2017-09-17T16:22:14.026160620</dc:date>
    <meta:editing-duration>PT17M59S</meta:editing-duration>
    <meta:editing-cycles>4</meta:editing-cycles>
    <meta:generator>LibreOffice/5.3.1.2$Linux_X86_64 LibreOffice_project/30m0$Build-2</meta:generator>
    <meta:document-statistic meta:object-count="24"/>
  </office:meta>
</office:document-meta>
</file>